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69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learning time (milisec)</text:p>
          </table:table-cell>
          <table:table-cell office:value-type="string" calcext:value-type="string">
            <text:p>prediction time (milisec)</text:p>
          </table:table-cell>
          <table:table-cell office:value-type="string" calcext:value-type="string">
            <text:p>prediction per time interval (milisec)</text:p>
          </table:table-cell>
        </table:table-row>
        <table:table-row table:style-name="ro1">
          <table:table-cell office:value-type="string" calcext:value-type="string">
            <text:p>GBLM</text:p>
          </table:table-cell>
          <table:table-cell office:value-type="float" office:value="8687.9" calcext:value-type="float">
            <text:p>8687.9</text:p>
          </table:table-cell>
          <table:table-cell table:style-name="ce2" office:value-type="float" office:value="3077.9" calcext:value-type="float">
            <text:p>3077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2236195.1" calcext:value-type="float">
            <text:p>12236195.1</text:p>
          </table:table-cell>
          <table:table-cell office:value-type="float" office:value="25337529.6" calcext:value-type="float">
            <text:p>25337529.6</text:p>
          </table:table-cell>
          <table:table-cell office:value-type="float" office:value="6223.9" calcext:value-type="float">
            <text:p>6223.9</text:p>
          </table:table-cell>
        </table:table-row>
        <table:table-row table:style-name="ro1">
          <table:table-cell office:value-type="string" calcext:value-type="string">
            <text:p>RCLSTM</text:p>
          </table:table-cell>
          <table:table-cell office:value-type="float" office:value="10542841.3" calcext:value-type="float">
            <text:p>10542841.3</text:p>
          </table:table-cell>
          <table:table-cell office:value-type="float" office:value="25128437.1" calcext:value-type="float">
            <text:p>25128437.1</text:p>
          </table:table-cell>
          <table:table-cell office:value-type="float" office:value="6172.5" calcext:value-type="float">
            <text:p>6172.5</text:p>
          </table:table-cell>
        </table:table-row>
        <table:table-row table:style-name="ro1">
          <table:table-cell office:value-type="string" calcext:value-type="string">
            <text:p>MLShepard</text:p>
          </table:table-cell>
          <table:table-cell table:style-name="ce1" office:value-type="float" office:value="428.9" calcext:value-type="float">
            <text:p>428.9</text:p>
          </table:table-cell>
          <table:table-cell office:value-type="float" office:value="23115.4" calcext:value-type="float">
            <text:p>23115.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Mondrian Forest</text:p>
          </table:table-cell>
          <table:table-cell office:value-type="float" office:value="21870720.8" calcext:value-type="float">
            <text:p>21870720.8</text:p>
          </table:table-cell>
          <table:table-cell office:value-type="float" office:value="57620494.1" calcext:value-type="float">
            <text:p>57620494.1</text:p>
          </table:table-cell>
          <table:table-cell office:value-type="float" office:value="12482.4" calcext:value-type="float">
            <text:p>12482.4</text:p>
          </table:table-cell>
        </table:table-row>
        <table:table-row table:style-name="ro1">
          <table:table-cell office:value-type="string" calcext:value-type="string">
            <text:p>OARIMA (ons)</text:p>
          </table:table-cell>
          <table:table-cell office:value-type="float" office:value="46130.8" calcext:value-type="float">
            <text:p>46130.8</text:p>
          </table:table-cell>
          <table:table-cell office:value-type="float" office:value="5524.1" calcext:value-type="float">
            <text:p>5524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OARIMA (ogd)</text:p>
          </table:table-cell>
          <table:table-cell office:value-type="float" office:value="46163.4" calcext:value-type="float">
            <text:p>46163.4</text:p>
          </table:table-cell>
          <table:table-cell table:style-name="ce1" office:value-type="float" office:value="2989.3" calcext:value-type="float">
            <text:p>2989.3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HLR</text:p>
          </table:table-cell>
          <table:table-cell office:value-type="float" office:value="8917" calcext:value-type="float">
            <text:p>8917</text:p>
          </table:table-cell>
          <table:table-cell office:value-type="float" office:value="39864.4" calcext:value-type="float">
            <text:p>39864.4</text:p>
          </table:table-cell>
          <table:table-cell office:value-type="float" office:value="9.8" calcext:value-type="float">
            <text:p>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1:15:47.556865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9:27:27.254524758</meta:creation-date>
    <dc:date>2021-01-05T11:18:07.195483923</dc:date>
    <meta:editing-duration>PT7M21S</meta:editing-duration>
    <meta:editing-cycles>3</meta:editing-cycles>
    <meta:generator>LibreOffice/5.1.6.2$Linux_X86_64 LibreOffice_project/10m0$Build-2</meta:generator>
    <meta:document-statistic meta:table-count="1" meta:cell-count="36" meta:object-count="0"/>
  </office:meta>
</office:document-meta>
</file>